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 fo:line-height="112%"/>
      <style:text-properties loext:padding="0.0193in" loext:border="0.06pt solid #e1e1e1"/>
    </style:style>
    <style:style style:name="P5" style:family="paragraph" style:parent-style-name="Text_20_body">
      <style:paragraph-properties fo:margin-top="0in" fo:margin-bottom="0in" loext:contextual-spacing="false" fo:line-height="112%"/>
      <style:text-properties officeooo:paragraph-rsid="002b0d6d" loext:padding="0.0193in" loext:border="0.06pt solid #e1e1e1"/>
    </style:style>
    <style:style style:name="P6" style:family="paragraph" style:parent-style-name="Text_20_body">
      <style:paragraph-properties fo:margin-top="0in" fo:margin-bottom="0in" loext:contextual-spacing="false" fo:line-height="112%"/>
      <style:text-properties officeooo:rsid="002b0d6d" officeooo:paragraph-rsid="002ec10c" loext:padding="0.0193in" loext:border="0.06pt solid #e1e1e1"/>
    </style:style>
    <style:style style:name="P7" style:family="paragraph" style:parent-style-name="Text_20_body">
      <style:paragraph-properties fo:margin-top="0in" fo:margin-bottom="0in" loext:contextual-spacing="false" fo:line-height="112%"/>
      <style:text-properties fo:font-weight="bold" officeooo:rsid="002ec10c" officeooo:paragraph-rsid="002ec10c" style:font-weight-asian="bold" style:font-weight-complex="bold" loext:padding="0.0193in" loext:border="0.06pt solid #e1e1e1"/>
    </style:style>
    <style:style style:name="P8" style:family="paragraph" style:parent-style-name="Text_20_body">
      <style:paragraph-properties fo:margin-top="0in" fo:margin-bottom="0in" loext:contextual-spacing="false" fo:line-height="112%"/>
      <style:text-properties officeooo:paragraph-rsid="002ce68a" loext:padding="0.0193in" loext:border="0.06pt solid #e1e1e1"/>
    </style:style>
    <style:style style:name="P9" style:family="paragraph" style:parent-style-name="Text_20_body">
      <style:paragraph-properties fo:margin-top="0in" fo:margin-bottom="0in" loext:contextual-spacing="false" fo:line-height="112%"/>
      <style:text-properties officeooo:paragraph-rsid="0039825c" loext:padding="0.0193in" loext:border="0.06pt solid #e1e1e1"/>
    </style:style>
    <style:style style:name="P1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officeooo:rsid="0016fe3d"/>
    </style:style>
    <style:style style:name="T3" style:family="text">
      <style:text-properties officeooo:rsid="0017ab05"/>
    </style:style>
    <style:style style:name="T4" style:family="text">
      <style:text-properties officeooo:rsid="0019f9be"/>
    </style:style>
    <style:style style:name="T5" style:family="text">
      <style:text-properties officeooo:rsid="001b9809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b9809" style:font-size-asian="10.5pt" style:font-weight-asian="normal" style:font-size-complex="12pt" style:font-weight-complex="normal"/>
    </style:style>
    <style:style style:name="T9" style:family="text">
      <style:text-properties officeooo:rsid="001cfc43"/>
    </style:style>
    <style:style style:name="T10" style:family="text">
      <style:text-properties officeooo:rsid="0023a554"/>
    </style:style>
    <style:style style:name="T11" style:family="text">
      <style:text-properties officeooo:rsid="00271ec8"/>
    </style:style>
    <style:style style:name="T12" style:family="text">
      <style:text-properties officeooo:rsid="0029cfaa"/>
    </style:style>
    <style:style style:name="T13" style:family="text">
      <style:text-properties officeooo:rsid="002ce68a"/>
    </style:style>
    <style:style style:name="T14" style:family="text">
      <style:text-properties officeooo:rsid="002ec10c"/>
    </style:style>
    <style:style style:name="T15" style:family="text">
      <style:text-properties officeooo:rsid="0031000b"/>
    </style:style>
    <style:style style:name="T16" style:family="text">
      <style:text-properties officeooo:rsid="00310152"/>
    </style:style>
    <style:style style:name="T17" style:family="text">
      <style:text-properties officeooo:rsid="00313948"/>
    </style:style>
    <style:style style:name="T18" style:family="text">
      <style:text-properties officeooo:rsid="0031cc97"/>
    </style:style>
    <style:style style:name="T19" style:family="text">
      <style:text-properties officeooo:rsid="00340e6a"/>
    </style:style>
    <style:style style:name="T20" style:family="text">
      <style:text-properties officeooo:rsid="00366e13"/>
    </style:style>
    <style:style style:name="T21" style:family="text">
      <style:text-properties officeooo:rsid="00388bd0"/>
    </style:style>
    <style:style style:name="T22" style:family="text">
      <style:text-properties officeooo:rsid="0042c305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Module 3 Quiz</text:h>
      <text:p text:style-name="P3">,</text:p>
      <text:p text:style-name="Text_20_body"><text:span text:style-name="Strong_20_Emphasis">People are making progress</text:span></text:p>
      <text:p text:style-name="Text_20_body"><text:span text:style-name="Strong_20_Emphasis">106</text:span> learners have recently completed this assignment</text:p>
      <text:p text:style-name="P3">Submit your assignment</text:p>
      <text:p text:style-name="P3">Due DateDec 28, 12:59 AM MST</text:p>
      <text:p text:style-name="P3">Attempts3 every 8 hours</text:p>
      <text:p text:style-name="P3">Receive grade</text:p>
      <text:p text:style-name="P3">To Pass70% or higher</text:p>
      <text:p text:style-name="P3">Grade</text:p>
      <text:p text:style-name="P3">—</text:p>
      <text:section text:style-name="Sect1" text:name="flagcontent-34af8435-b00c-4233-e0e9-190e1a21b512">
        <text:p text:style-name="P3"/>
      </text:section>
      <text:section text:style-name="Sect1" text:name="Section1">
        <text:p text:style-name="P3"><text:bookmark text:name="rendered-content"/></text:p>
        <text:section text:style-name="Sect1" text:name="Section2">
          <text:p text:style-name="P3"><text:bookmark text:name="flagcontent-34af8435-b00c-4233-e0e9-190e1a21b512"/></text:p>
        </text:section>
      </text:section>
      <text:p text:style-name="P3">Module 3 Quiz</text:p>
      <text:p text:style-name="Text_20_body">Graded Quiz • 30 min</text:p>
      <text:p text:style-name="Text_20_body"><text:span text:style-name="Strong_20_Emphasis">Due</text:span> Dec 28, 12:59 AM MST</text:p>
      <text:h text:style-name="Heading_20_4" text:outline-level="4">Module 3 Quiz</text:h>
      <text:p text:style-name="P3">Total points 10</text:p>
      <text:section text:style-name="Sect1" text:name="uixm79aSEeaccg5QH7xFpA@0-legend">
        <text:p text:style-name="P3">1.</text:p>
        <text:p text:style-name="Text_20_body">Question 1</text:p>
        <text:p text:style-name="Text_20_body">What advantage do actors have over object-based isolation?</text:p>
        <text:p text:style-name="P4">1 point</text:p>
      </text:section>
      <text:p text:style-name="Text_20_body">A. Avoids data races</text:p>
      <text:p text:style-name="P2">B. Less runtime overhead</text:p>
      <text:p text:style-name="Text_20_body">C. Increased CPL</text:p>
      <text:p text:style-name="P1">D. Reduces programmer error by making a variable isolated by default</text:p>
      <text:section text:style-name="Sect1" text:name="YzpgqNaVEeaxAgrlJwO5Cg@0-legend">
        <text:p text:style-name="P3">2.</text:p>
        <text:p text:style-name="Text_20_body">Question 2</text:p>
        <text:p text:style-name="Text_20_body">How does an actor interact with the local state? </text:p>
        <text:p text:style-name="P4">1 point</text:p>
      </text:section>
      <text:p text:style-name="Text_20_body">A. Using parallel threads to access the local state variable</text:p>
      <text:p text:style-name="Text_20_body">B. Using predefined message methods in that subclass of actor</text:p>
      <text:p text:style-name="Text_20_body"><text:soft-page-break/>C. Using only the methods INCREMENT, DECREMENT, EXIT</text:p>
      <text:p text:style-name="P1">D. Using message methods the programmer defines for that subclass of actor</text:p>
      <text:section text:style-name="Sect1" text:name="oFYv-daWEeaxAgrlJwO5Cg@0-legend">
        <text:p text:style-name="P3">3.</text:p>
        <text:p text:style-name="Text_20_body">Question 3</text:p>
        <text:p text:style-name="Text_20_body">In the Actor model, message ordering can be preserved in which of the following cases? </text:p>
        <text:p text:style-name="P4">1 point</text:p>
      </text:section>
      <text:p text:style-name="Text_20_body">A. Never</text:p>
      <text:p text:style-name="Text_20_body">B. Same sender, different receiver</text:p>
      <text:p text:style-name="Text_20_body">C. Same receiver, different sender</text:p>
      <text:p text:style-name="P1">D. Same sender and receiver</text:p>
      <text:section text:style-name="Sect1" text:name="n1mVtdaYEeaxAgrlJwO5Cg@0-legend">
        <text:p text:style-name="P3">4.</text:p>
        <text:p text:style-name="Text_20_body">Question 4</text:p>
        <text:p text:style-name="Text_20_body">How many actors do you need in an actor-based pipeline? </text:p>
        <text:p text:style-name="P4">1 point</text:p>
      </text:section>
      <text:p text:style-name="Text_20_body">A. One</text:p>
      <text:p text:style-name="P1">B. One actor per pipeline stage</text:p>
      <text:p text:style-name="Text_20_body">C. One actor per actor sublcass</text:p>
      <text:section text:style-name="Sect1" text:name="edEYc9abEeaBjhKRl6qv3A@0-legend">
        <text:p text:style-name="P3">5.</text:p>
        <text:p text:style-name="Text_20_body">Question 5</text:p>
        <text:p text:style-name="Text_20_body">For generating the primes less than n, how many actors will the Sieve of Eratosthenes use? </text:p>
        <text:p text:style-name="P4">1 point</text:p>
      </text:section>
      <text:p text:style-name="Text_20_body">A. 1</text:p>
      <text:p text:style-name="Text_20_body">B. n</text:p>
      <text:p text:style-name="Text_20_body">​</text:p>
      <text:p text:style-name="Text_20_body">C. n−1</text:p>
      <text:p text:style-name="Text_20_body">D. n</text:p>
      <text:p text:style-name="P1">E. Number of primes less than n</text:p>
      <text:section text:style-name="Sect1" text:name="DrqVsNacEeaccg5QH7xFpA@0-legend">
        <text:p text:style-name="P3">6.</text:p>
        <text:p text:style-name="Text_20_body">Question 6</text:p>
        <text:p text:style-name="Text_20_body">Which of the following statements is/are true regarding the sieve pipeline introduced in the video?</text:p>
        <text:p text:style-name="Text_20_body"><text:span text:style-name="Emphasis">Please choose all options that are correct.</text:span></text:p>
        <text:p text:style-name="P4"><text:soft-page-break/>1 point</text:p>
      </text:section>
      <text:p text:style-name="P1">A. The pipeline grows dynamically </text:p>
      <text:p text:style-name="P1">B. Each next actor in the pipeline is created and started by the previous actor</text:p>
      <text:p text:style-name="Text_20_body">C. What numbers get filtered in the next stage of the pipeline is arbitrarily determined</text:p>
      <text:section text:style-name="Sect1" text:name="whShGdadEeaBjhKRl6qv3A@0-legend">
        <text:p text:style-name="P3">7.</text:p>
        <text:p text:style-name="Text_20_body">Question 7</text:p>
        <text:p text:style-name="Text_20_body">Which of the following would be good objects to use to implement an unbounded buffer in Java? </text:p>
        <text:p text:style-name="Text_20_body"><text:span text:style-name="Emphasis">Please choose all options that are correct.</text:span></text:p>
        <text:p text:style-name="P4">1 point ; <text:span text:style-name="T2">B &amp; D together are incorrect; </text:span><text:span text:style-name="T4">D alone is incorrect; </text:span></text:p>
      </text:section>
      <text:p text:style-name="Text_20_body"><text:span text:style-name="T6">A. PriorityBlockingQueue</text:span> <text:span text:style-name="T5">(is unbound according to API docs</text:span></text:p>
      <text:p text:style-name="Text_20_body">B. SynchronousQueue</text:p>
      <text:p text:style-name="P1">C. ConcurrentLinkedQueue<text:span text:style-name="T7"> </text:span><text:span text:style-name="T8">(is unbound according to API docs</text:span></text:p>
      <text:p text:style-name="P2">D. ArrayBlockingQueue <text:span text:style-name="T5">(is bounded according to API docs)</text:span></text:p>
      <text:section text:style-name="Sect1" text:name="Ts_jMtaqEeaBjhKRl6qv3A@0-legend">
        <text:p text:style-name="P3">8.</text:p>
        <text:p text:style-name="Text_20_body">Question 8</text:p>
        <text:p text:style-name="Text_20_body">Why is it beneficial to model producers, consumers and their unbounded buffer as actors?</text:p>
        <text:p text:style-name="Text_20_body"><text:span text:style-name="Emphasis">Please choose all options that are correct.</text:span></text:p>
        <text:p text:style-name="P4">1 point ; <text:span text:style-name="T3">A &amp; C together are incorrect</text:span></text:p>
      </text:section>
      <text:p text:style-name="P1">A. Actors are more efficient than alternatives like waiting on a while loop condition to evaluate to true.</text:p>
      <text:p text:style-name="P1">B. There is no need for producers to check whether the buffer is full, or for consumers to check whether the buffer is empty.</text:p>
      <text:p text:style-name="Text_20_body">C. The consumer can remove items from the buffer at will.</text:p>
      <text:p text:style-name="Text_20_body">D. The producer must coordinate with the master actor when it's ready to insert items in the buffer.</text:p>
      <text:section text:style-name="Sect1" text:name="_Jn7BdarEeaBjhKRl6qv3A@0-legend">
        <text:p text:style-name="P3">9.</text:p>
        <text:p text:style-name="Text_20_body">Question 9</text:p>
        <text:p text:style-name="Text_20_body">P is the number of producer actors and C is the number of consumer actors. What can we assume about the size of the buffer (B)?</text:p>
        <text:p text:style-name="P4">1 point</text:p>
      </text:section>
      <text:p text:style-name="Text_20_body">A. B&lt;P and B&lt;C</text:p>
      <text:p text:style-name="Text_20_body">B. B&lt;P or B&lt;C</text:p>
      <text:p text:style-name="P1"><text:soft-page-break/>C. P≤B</text:p>
      <text:p text:style-name="Text_20_body">D. C≤B </text:p>
      <text:section text:style-name="Sect1" text:name="8_AnptasEeaccg5QH7xFpA@0-legend">
        <text:p text:style-name="P3">10.</text:p>
        <text:p text:style-name="Text_20_body">Question 10</text:p>
        <text:p text:style-name="Text_20_body">The bounded buffer master actor coordinates with the producer actors and consumer actors by... </text:p>
        <text:p text:style-name="Text_20_body"><text:span text:style-name="Emphasis">Please choose all options that are correct.</text:span></text:p>
        <text:p text:style-name="P5">1 point ;</text:p>
        <text:p text:style-name="P7">A &amp; D are mentioned verbatim in the lecture yet A &amp; D together is incorrect. <text:span text:style-name="T22">THE SECOND SUBMISSION OF A &amp; D WAS ACCEPTED AS CORRECT</text:span></text:p>
        <text:p text:style-name="P6"><text:span text:style-name="T14">The following is the exhaustive list tried yet </text:span>are incorrect:</text:p>
        <text:p text:style-name="P9"><text:span text:style-name="T3">*</text:span><text:span text:style-name="T11">A,B <text:s/>; <text:s/></text:span><text:span text:style-name="T9">A,C <text:s/>; <text:s/></text:span><text:span text:style-name="T4">A,D ; <text:s/></text:span><text:span text:style-name="T17">A,B,C <text:s/>; <text:s/></text:span><text:span text:style-name="T10">A,B,D <text:s/>; <text:s/></text:span><text:span text:style-name="T15">A,C,D <text:s/>; <text:s/></text:span><text:span text:style-name="T19">B,C,D <text:s/>; <text:s/></text:span><text:span text:style-name="T16">B,C <text:s/>; <text:s/></text:span><text:span text:style-name="T17">B,D <text:s/>; <text:s/></text:span><text:span text:style-name="T20">C,D</text:span></text:p>
        <text:p text:style-name="P8"><text:span text:style-name="T12">*All </text:span><text:span text:style-name="T18">selected</text:span><text:span text:style-name="T12"> ; </text:span><text:span text:style-name="T13">Each </text:span><text:span text:style-name="T18">individually selected</text:span><text:span text:style-name="T13"> ; </text:span><text:span text:style-name="T16">None selecte</text:span><text:span text:style-name="T21">d</text:span></text:p>
      </text:section>
      <text:p text:style-name="P1">A. Requesting data from a producer actor</text:p>
      <text:p text:style-name="P2">B. Waiting for a producer actor to send it data</text:p>
      <text:p text:style-name="P2">C. Requesting removal of data by consumer actors</text:p>
      <text:p text:style-name="P1">D. Waiting for a consumer actor to tell the buffer that it is ready</text:p>
      <text:p text:style-name="P3">Honor Code Agreement</text:p>
      <text:p text:style-name="P3">I, <text:span text:style-name="T1">Mark P Mullally</text:span>, understand that submitting work that isn’t my own may result in permanent failure of this course or deactivation of my Coursera account. </text:p>
      <text:section text:style-name="Sect1" text:name="flagcontent-71b4c91a-4668-44bc-95f9-47b741de97e3">
        <text:p text:style-name="P3"/>
      </text:section>
      <text:section text:style-name="Sect1" text:name="Section3">
        <text:p text:style-name="P3"><text:bookmark text:name="flagcontent-71b4c91a-4668-44bc-95f9-47b741de97e3"/>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20:53:30.851951012</meta:creation-date>
    <dc:date>2020-12-09T19:12:22.850419362</dc:date>
    <meta:editing-duration>PT18H57M37S</meta:editing-duration>
    <meta:editing-cycles>37</meta:editing-cycles>
    <meta:generator>LibreOffice/6.4.6.2$Linux_X86_64 LibreOffice_project/40$Build-2</meta:generator>
    <meta:document-statistic meta:table-count="0" meta:image-count="0" meta:object-count="0" meta:page-count="4" meta:paragraph-count="106" meta:word-count="681" meta:character-count="3713" meta:non-whitespace-character-count="3108"/>
  </office:meta>
</office:document-meta>
</file>